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ell MT" svg:font-family="'Bell MT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text-properties style:font-name="Trebuchet MS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rebuchet M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OAP <text:line-break/>(Simple Object Access Protocol)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Это протокол обмена структурированными сообщениями в распределённой вычислительной среде по которому веб-сервисы взаимодействуют друг с другом или с клиентами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WSDL<text:line-break/>Web Services Description Languag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Это стандарт описания веб-сервиса, который был разработан Microsoft и IBM.</text:p>
              </text:list-item>
              <text:list-item>
                <text:p text:style-name="P1">Это протокол, основанный на XML для обмена информацией в распределённых окружениях</text:p>
              </text:list-item>
              <text:list-item>
                <text:p text:style-name="P1">Он описывает, как получить доступ к веб-сервису и какие операции можно выполнить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Элементы WSDL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Definition</text:span><text:span text:style-name="T2"> </text:span>— корневой элемент. Определяет имя сервиса и namespaces, которые используются в оставшейся части документа. </text:p>
              </text:list-item>
              <text:list-item>
                <text:p><text:span text:style-name="T1">DataTypes </text:span><text:span text:style-name="T3">— описание типов данных, которые будут использоваться в </text:span><text:span text:style-name="T4">messages</text:span></text:p>
              </text:list-item>
              <text:list-item>
                <text:p><text:span text:style-name="T1">Message </text:span><text:span text:style-name="T3">— абстрактное описание данных, которые будут сопоставлены с выполняемыми методами.</text:span></text:p>
              </text:list-item>
              <text:list-item>
                <text:p><text:span text:style-name="T4">Operation</text:span> — абстрактное описание операции для <text:span text:style-name="T4">Message </text:span><text:span text:style-name="T3">(именование, порядок вызовов)</text:span></text:p>
              </text:list-item>
              <text:list-item>
                <text:p><text:span text:style-name="T4">PortType</text:span> — абстрактный набор операций, сопоставленный с одним или несколькими энд-пойнтами, определяя коллекцию операций для последующего биндинга</text:p>
              </text:list-item>
              <text:list-item>
                <text:p><text:span text:style-name="T4">Binding</text:span> — это конкретный протокол и форматы данных для <text:span text:style-name="T4">Operations</text:span> и <text:span text:style-name="T4">Messages</text:span>, определённых для конкретного <text:span text:style-name="T4">PortType</text:span></text:p>
              </text:list-item>
              <text:list-item>
                <text:p><text:span text:style-name="T4">Port</text:span> — это комбинация Binding и сетевого адреса. Предоставляет целевой адрес для коммуникации с сервисом</text:p>
              </text:list-item>
              <text:list-item>
                <text:p><text:span text:style-name="T4">Service</text:span> — это коллекция связанных энд-пойнтов, охватывающих определения сервиса в файле. Сопоставляет <text:span text:style-name="T4">Binding</text:span> и <text:span text:style-name="T4">Port</text:span> и включает любые расширенные определения</text:p>
              </text:list-item>
              <text:list-item>
                <text:p><text:span text:style-name="T4">Documentation</text:span></text:p>
              </text:list-item>
              <text:list-item>
                <text:p><text:span text:style-name="T4">Impor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Структура SOAP сообще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Envelope</text:span> — это корневой элемент, который определяет XML-документ, как сообщение SOAP с помощью пространства имен http://www.w3.org/2003/05/soap-envelope/ </text:p>
              </text:list-item>
              <text:list-item>
                <text:p><text:span text:style-name="T1">Header</text:span><text:span text:style-name="T2"> </text:span>— включает в себя атрибуты сообщения, связанные с конкретным приложением (аутентификация, проведение платежей и так далее)</text:p>
              </text:list-item>
              <text:list-item>
                <text:p><text:span text:style-name="T1">Body</text:span><text:span text:style-name="T2"> </text:span>— сообщение, которое передает веб-приложение. Может содержать запрос к серверу или ответ от него. </text:p>
              </text:list-item>
              <text:list-item>
                <text:p><text:span text:style-name="T1">Fault</text:span><text:span text:style-name="T2"> </text:span>— опциональный элемент. Передает уведомление об ошибках, если они возникли в ходе обработки сообщ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Элемент Envelop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5">&lt;?xml version = "1.0"?&gt;</text:span></text:p>
                <text:p text:style-name="P4"><text:span text:style-name="T5">&lt;SOAP-ENV:Envelope </text:span></text:p>
                <text:p text:style-name="P4"><text:span text:style-name="T5"><text:s text:c="3"/></text:span><text:span text:style-name="T5">xmlns:SOAP-ENV = "http://www.w3.org/2001/12/soap-envelope" </text:span></text:p>
                <text:p text:style-name="P4"><text:span text:style-name="T5"><text:s text:c="3"/></text:span><text:span text:style-name="T5">SOAP-ENV:encodingStyle = " http://www.w3.org/2001/12/soap-encoding"&gt;</text:span></text:p>
                <text:p text:style-name="P4"><text:span text:style-name="T5"><text:s text:c="3"/></text:span><text:span text:style-name="T5">...</text:span></text:p>
                <text:p text:style-name="P4"><text:span text:style-name="T5"><text:s text:c="3"/></text:span><text:span text:style-name="T5">Message information goes here</text:span></text:p>
                <text:p text:style-name="P4"><text:span text:style-name="T5"><text:s text:c="3"/></text:span><text:span text:style-name="T5">...</text:span></text:p>
                <text:p text:style-name="P4"><text:span text:style-name="T5">&lt;/SOAP-ENV:Envelope&gt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Элемент Head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В заголовке могут использоваться три атрибута, которые указывают, как принимающая сторона должна обрабатывать сообщение, — <text:span text:style-name="T4">mustUnderstand</text:span>, <text:span text:style-name="T4">actor</text:span> и <text:span text:style-name="T4">encodingStyle</text:span>. Значение <text:span text:style-name="T4">mustUnderstand</text:span> — 1 или 0 — говорит принимающему приложению о том, следует ли распознавать заголовок в обязательном или опциональном порядке. Атрибут <text:span text:style-name="T4">actor</text:span> задает конкретную конечную точку для сообщения. Атрибут <text:span text:style-name="T4">encodingStyle</text:span> устанавливает специфическую кодировку для элемента. По умолчанию SOAP-сообщение не имеет определенной кодировки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Элемент Bod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Это обязательный элемент SOAP сообщения <text:s/>и должен присутствовать там в единственном экземпляре.</text:p>
              </text:list-item>
              <text:list-item>
                <text:p>Может содержать в себе информацию о запросе, ответе или об ошибк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Элемент Faul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Может содержать вложенные элементы, которые проясняют причину возникновения ошибки:</text:p>
                <text:p/>
              </text:list-header>
              <text:list-item>
                <text:p><text:span text:style-name="T4">faultcode</text:span> — код неполадки;</text:p>
              </text:list-item>
              <text:list-item>
                <text:p><text:span text:style-name="T4">faultstring</text:span> — «человекопонятное» описание проблемы;</text:p>
              </text:list-item>
              <text:list-item>
                <text:p><text:span text:style-name="T4">faultactor</text:span> — информация о программном компоненте, который вызвал ошибку;</text:p>
              </text:list-item>
              <text:list-item>
                <text:p><text:span text:style-name="T4">detail</text:span> — дополнительные сведения о месте возникновения неполадки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ell MT" svg:font-family="'Bell MT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5T22:14:33.994000000</meta:creation-date>
    <dc:date>2022-05-11T01:07:15.288000000</dc:date>
    <meta:editing-duration>PT1H13S</meta:editing-duration>
    <meta:editing-cycles>11</meta:editing-cycles>
    <meta:generator>LibreOffice/7.2.6.2$Windows_X86_64 LibreOffice_project/b0ec3a565991f7569a5a7f5d24fed7f52653d754</meta:generator>
    <meta:document-statistic meta:object-count="53"/>
  </office:meta>
</office:document-meta>
</file>